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68d77" officeooo:paragraph-rsid="00168d77"/>
    </style:style>
    <style:style style:name="P2" style:family="paragraph" style:parent-style-name="Standard">
      <style:text-properties fo:language="en" fo:country="US" officeooo:rsid="00171be2" officeooo:paragraph-rsid="00171be2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opez Ramos Asael Efrain / Salinas Pacheco Bryan Dwayne</text:p>
      <text:p text:style-name="P1"/>
      <text:p text:style-name="P1">How old are people when they get married?</text:p>
      <text:p text:style-name="P3">In Mexico people get married at the 34 years</text:p>
      <text:p text:style-name="P3"> </text:p>
      <text:p text:style-name="P3">What happens after a couple gets engaged?</text:p>
      <text:p text:style-name="P3">In mexico the people have a bachelor party</text:p>
      <text:p text:style-name="P3"> </text:p>
      <text:p text:style-name="P3">What happens during the ceremony?</text:p>
      <text:p text:style-name="P3">The groom waits for the bride in the church and they vote and swear to love forever.</text:p>
      <text:p text:style-name="P1"/>
      <text:p text:style-name="P1">What do the bride and groom wear?</text:p>
      <text:p text:style-name="P1">The bride uses a white dress, the groom uses a suit of different colors.</text:p>
      <text:p text:style-name="P1"/>
      <text:p text:style-name="P1">What kind of foot is served at the reception?</text:p>
      <text:p text:style-name="P1">They usually serve light food like rice, consome, candys, cookies.</text:p>
      <text:p text:style-name="P1"/>
      <text:p text:style-name="P1">What kinds of gifts do people usually give?</text:p>
      <text:p text:style-name="P1">They usually give TV´s, beds, furniture, fridge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4:38:23.271000000</meta:creation-date>
    <meta:print-date>2024-10-25T14:55:45.320000000</meta:print-date>
    <meta:printed-by>Archivos PDF</meta:printed-by>
    <dc:date>2024-10-25T15:14:08.715000000</dc:date>
    <meta:editing-duration>PT10M17S</meta:editing-duration>
    <meta:editing-cycles>1</meta:editing-cycles>
    <meta:document-statistic meta:table-count="0" meta:image-count="0" meta:object-count="0" meta:page-count="1" meta:paragraph-count="15" meta:word-count="118" meta:character-count="651" meta:non-whitespace-character-count="543"/>
    <meta:generator>LibreOffice/24.2.3.2$Windows_X86_64 LibreOffice_project/433d9c2ded56988e8a90e6b2e771ee4e6a5ab2ba</meta:generator>
  </office:meta>
</office:document-meta>
</file>